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fo:min-height="0.9cm"/>
    </style:style>
    <style:style style:name="gr3" style:family="graphic" style:parent-style-name="standard">
      <style:graphic-properties draw:stroke="none" svg:stroke-color="#000000" draw:fill="none" draw:fill-color="#ffffff" fo:min-height="0.6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8cm"/>
    </style:style>
    <style:style style:name="gr6" style:family="graphic" style:parent-style-name="standard">
      <style:graphic-properties draw:stroke="none" svg:stroke-color="#000000" draw:fill="none" draw:fill-color="#ffffff" fo:min-height="0.65cm"/>
    </style:style>
    <style:style style:name="gr7" style:family="graphic" style:parent-style-name="standard">
      <style:graphic-properties draw:stroke="none" svg:stroke-color="#000000" draw:fill="none" draw:fill-color="#ffffff" fo:min-height="0.7cm"/>
    </style:style>
    <style:style style:name="gr8" style:family="graphic" style:parent-style-name="standard">
      <style:graphic-properties draw:stroke="none" svg:stroke-color="#000000" draw:fill="none" draw:fill-color="#ffffff" fo:min-height="0.55cm"/>
    </style:style>
    <style:style style:name="gr9" style:family="graphic" style:parent-style-name="standard">
      <style:graphic-properties draw:stroke="none" svg:stroke-color="#000000" draw:fill="none" draw:fill-color="#ffffff" fo:min-height="2.849cm"/>
    </style:style>
    <style:style style:name="gr10" style:family="graphic" style:parent-style-name="objectwithoutfill">
      <style:graphic-properties draw:stroke="dash" draw:stroke-dash="Fine_20_Dotted" draw:fill="none" draw:textarea-vertical-align="middle"/>
    </style:style>
    <style:style style:name="gr11" style:family="graphic" style:parent-style-name="standard">
      <style:graphic-properties draw:fill="hatch" draw:fill-color="#000000" draw:fill-hatch-name="Diagramm3_20_45_20_Grad" draw:fill-hatch-solid="false" draw:opacity="100%" draw:textarea-horizontal-align="justify" draw:textarea-vertical-align="middle" draw:auto-grow-height="false" draw:shadow-opacity="100%"/>
    </style:style>
    <style:style style:name="gr12" style:family="graphic" style:parent-style-name="standard">
      <style:graphic-properties draw:fill="hatch" draw:fill-color="#000000" draw:fill-hatch-name="Blau2_20_45_20_Grad" draw:fill-hatch-solid="false" draw:opacity="100%" draw:textarea-horizontal-align="justify" draw:textarea-vertical-align="middle" draw:auto-grow-height="false" draw:shadow-opacity="100%"/>
    </style:style>
    <style:style style:name="gr13" style:family="graphic" style:parent-style-name="standard">
      <style:graphic-properties draw:stroke="none" svg:stroke-color="#000000" draw:fill="none" draw:fill-color="#ffffff" fo:min-height="0.85cm"/>
    </style:style>
    <style:style style:name="P1" style:family="paragraph">
      <style:paragraph-properties fo:text-align="center"/>
    </style:style>
    <style:style style:name="P2" style:family="paragraph">
      <style:text-properties fo:color="#ffd320" fo:font-weight="bold" style:font-weight-asian="bold" style:font-weight-complex="bold"/>
    </style:style>
    <style:style style:name="P3" style:family="paragraph">
      <style:text-properties fo:color="#6666ff" fo:font-weight="bold" style:font-weight-asian="bold" style:font-weight-complex="bold"/>
    </style:style>
    <style:style style:name="T1" style:family="text">
      <style:text-properties fo:color="#ff3333" fo:font-size="18pt" style:font-size-asian="18pt" style:font-size-complex="18pt"/>
    </style:style>
    <style:style style:name="T2" style:family="text">
      <style:text-properties fo:color="#ff3333"/>
    </style:style>
    <style:style style:name="T3" style:family="text">
      <style:text-properties fo:color="#ffd320" fo:font-weight="bold" style:font-weight-asian="bold" style:font-weight-complex="bold"/>
    </style:style>
    <style:style style:name="T4" style:family="text">
      <style:text-properties fo:color="#6666ff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xml:id="id1" draw:id="id1" draw:layer="layout" svg:width="1.692cm" svg:height="0.963cm" svg:x="14cm" svg:y="1.5cm">
          <draw:text-box>
            <text:p>?- v.</text:p>
          </draw:text-box>
        </draw:frame>
        <draw:frame draw:style-name="gr2" xml:id="id4" draw:id="id4" draw:layer="layout" svg:width="2.3cm" svg:height="1.15cm" svg:x="9.4cm" svg:y="3.3cm">
          <draw:text-box>
            <text:p>?- a,c.</text:p>
          </draw:text-box>
        </draw:frame>
        <draw:frame draw:style-name="gr2" xml:id="id3" draw:id="id3" draw:layer="layout" svg:width="1.8cm" svg:height="1.15cm" svg:x="13.9cm" svg:y="3.25cm">
          <draw:text-box>
            <text:p>?- a.</text:p>
          </draw:text-box>
        </draw:frame>
        <draw:frame draw:style-name="gr3" xml:id="id2" draw:id="id2" draw:layer="layout" svg:width="1.9cm" svg:height="0.963cm" svg:x="18.6cm" svg:y="3.137cm">
          <draw:text-box>
            <text:p>?- c.</text:p>
          </draw:text-box>
        </draw:frame>
        <draw:connector draw:style-name="gr4" draw:text-style-name="P1" draw:layer="layout" draw:type="line" svg:x1="14.846cm" svg:y1="2.463cm" svg:x2="19.55cm" svg:y2="3.137cm" draw:start-shape="id1" draw:start-glue-point="2" draw:end-shape="id2" draw:end-glue-point="0" svg:d="m14846 2463 4704 674" svg:viewBox="0 0 4705 675">
          <text:p/>
        </draw:connector>
        <draw:connector draw:style-name="gr4" draw:text-style-name="P1" draw:layer="layout" draw:type="line" svg:x1="14.846cm" svg:y1="2.463cm" svg:x2="14.8cm" svg:y2="3.25cm" draw:start-shape="id1" draw:start-glue-point="2" draw:end-shape="id3" draw:end-glue-point="0" svg:d="m14846 2463-46 787" svg:viewBox="0 0 47 788">
          <text:p/>
        </draw:connector>
        <draw:connector draw:style-name="gr4" draw:text-style-name="P1" draw:layer="layout" draw:type="line" svg:x1="10.55cm" svg:y1="3.3cm" svg:x2="14.846cm" svg:y2="2.463cm" draw:start-shape="id4" draw:start-glue-point="0" draw:end-shape="id1" draw:end-glue-point="2" svg:d="m10550 3300 4296-837" svg:viewBox="0 0 4297 838">
          <text:p/>
        </draw:connector>
        <draw:frame draw:style-name="gr5" xml:id="id5" draw:id="id5" draw:layer="layout" svg:width="3.6cm" svg:height="1.05cm" svg:x="5.1cm" svg:y="5.45cm">
          <draw:text-box>
            <text:p>?- t,<text:span text:style-name="T1">!</text:span>,f(o),c.</text:p>
          </draw:text-box>
        </draw:frame>
        <draw:frame draw:style-name="gr6" xml:id="id6" draw:id="id6" draw:layer="layout" svg:width="1.8cm" svg:height="0.963cm" svg:x="10.1cm" svg:y="5.4cm">
          <draw:text-box>
            <text:p>?- c.</text:p>
          </draw:text-box>
        </draw:frame>
        <draw:connector draw:style-name="gr4" draw:text-style-name="P1" draw:layer="layout" draw:type="line" svg:x1="6.9cm" svg:y1="5.45cm" svg:x2="10.55cm" svg:y2="4.45cm" draw:start-shape="id5" draw:start-glue-point="0" draw:end-shape="id4" draw:end-glue-point="2" svg:d="m6900 5450 3650-1000" svg:viewBox="0 0 3651 1001">
          <text:p/>
        </draw:connector>
        <draw:connector draw:style-name="gr4" draw:text-style-name="P1" draw:layer="layout" draw:type="line" svg:x1="11cm" svg:y1="5.4cm" svg:x2="10.55cm" svg:y2="4.45cm" draw:start-shape="id6" draw:start-glue-point="0" draw:end-shape="id4" draw:end-glue-point="2" svg:d="m11000 5400-450-950" svg:viewBox="0 0 451 951">
          <text:p/>
        </draw:connector>
        <draw:frame draw:style-name="gr7" xml:id="id7" draw:id="id7" draw:layer="layout" svg:width="3.3cm" svg:height="0.963cm" svg:x="12.6cm" svg:y="5.337cm">
          <draw:text-box>
            <text:p>?- t,<text:span text:style-name="T2">!</text:span>,f(o).</text:p>
          </draw:text-box>
        </draw:frame>
        <draw:frame draw:style-name="gr5" xml:id="id8" draw:id="id8" draw:layer="layout" svg:width="1.1cm" svg:height="1.05cm" svg:x="16.8cm" svg:y="5.1cm">
          <draw:text-box>
            <text:p>[ ]</text:p>
          </draw:text-box>
        </draw:frame>
        <draw:connector draw:style-name="gr4" draw:text-style-name="P1" draw:layer="layout" draw:type="line" svg:x1="14.25cm" svg:y1="5.337cm" svg:x2="14.8cm" svg:y2="4.4cm" draw:start-shape="id7" draw:start-glue-point="0" draw:end-shape="id3" draw:end-glue-point="2" svg:d="m14250 5337 550-937" svg:viewBox="0 0 551 938">
          <text:p/>
        </draw:connector>
        <draw:connector draw:style-name="gr4" draw:text-style-name="P1" draw:layer="layout" draw:type="line" svg:x1="14.8cm" svg:y1="4.4cm" svg:x2="17.35cm" svg:y2="5.1cm" draw:start-shape="id3" draw:start-glue-point="2" draw:end-shape="id8" draw:end-glue-point="0" svg:d="m14800 4400 2550 700" svg:viewBox="0 0 2551 701">
          <text:p/>
        </draw:connector>
        <draw:frame draw:style-name="gr8" xml:id="id9" draw:id="id9" draw:layer="layout" svg:width="1.1cm" svg:height="0.963cm" svg:x="20cm" svg:y="5.3cm">
          <draw:text-box>
            <text:p>[ ]</text:p>
          </draw:text-box>
        </draw:frame>
        <draw:connector draw:style-name="gr4" draw:text-style-name="P1" draw:layer="layout" draw:type="line" svg:x1="19.55cm" svg:y1="4.1cm" svg:x2="20.55cm" svg:y2="5.3cm" draw:start-shape="id2" draw:start-glue-point="2" draw:end-shape="id9" draw:end-glue-point="0" svg:d="m19550 4100 1000 1200" svg:viewBox="0 0 1001 1201">
          <text:p/>
        </draw:connector>
        <draw:frame draw:style-name="gr2" xml:id="id10" draw:id="id10" draw:layer="layout" svg:width="3.8cm" svg:height="1.15cm" svg:x="6.3cm" svg:y="7.55cm">
          <draw:text-box>
            <text:p>?- w,<text:span text:style-name="T1">!</text:span>,f(o),c.</text:p>
          </draw:text-box>
        </draw:frame>
        <draw:connector draw:style-name="gr4" draw:text-style-name="P1" draw:layer="layout" draw:type="line" svg:x1="8.2cm" svg:y1="7.55cm" svg:x2="6.9cm" svg:y2="6.5cm" draw:start-shape="id10" draw:start-glue-point="0" draw:end-shape="id5" draw:end-glue-point="2" svg:d="m8200 7550-1300-1050" svg:viewBox="0 0 1301 1051">
          <text:p/>
        </draw:connector>
        <draw:frame draw:style-name="gr7" xml:id="id11" draw:id="id11" draw:layer="layout" svg:width="3.3cm" svg:height="0.963cm" svg:x="2.6cm" svg:y="7.5cm">
          <draw:text-box>
            <text:p>?- <text:span text:style-name="T1">!</text:span>,f(o),c.</text:p>
          </draw:text-box>
        </draw:frame>
        <draw:connector draw:style-name="gr4" draw:text-style-name="P1" draw:layer="layout" draw:type="line" svg:x1="4.25cm" svg:y1="7.5cm" svg:x2="6.9cm" svg:y2="6.5cm" draw:start-shape="id11" draw:start-glue-point="0" draw:end-shape="id5" draw:end-glue-point="2" svg:d="m4250 7500 2650-1000" svg:viewBox="0 0 2651 1001">
          <text:p/>
        </draw:connector>
        <draw:frame draw:style-name="gr6" xml:id="id12" draw:id="id12" draw:layer="layout" svg:width="1.1cm" svg:height="0.963cm" svg:x="10.6cm" svg:y="7.6cm">
          <draw:text-box>
            <text:p>[ ]</text:p>
          </draw:text-box>
        </draw:frame>
        <draw:connector draw:style-name="gr4" draw:text-style-name="P1" draw:layer="layout" draw:type="line" svg:x1="11cm" svg:y1="6.363cm" svg:x2="11.15cm" svg:y2="7.6cm" draw:start-shape="id6" draw:start-glue-point="2" draw:end-shape="id12" draw:end-glue-point="0" svg:d="m11000 6363 150 1237" svg:viewBox="0 0 151 1238">
          <text:p/>
        </draw:connector>
        <draw:frame draw:style-name="gr2" xml:id="id13" draw:id="id13" draw:layer="layout" svg:width="3.4cm" svg:height="1.15cm" svg:x="15.1cm" svg:y="7.75cm">
          <draw:text-box>
            <text:p>?- w,<text:span text:style-name="T1">!</text:span>,f(o).</text:p>
          </draw:text-box>
        </draw:frame>
        <draw:connector draw:style-name="gr4" draw:text-style-name="P1" draw:layer="layout" draw:type="line" svg:x1="14.25cm" svg:y1="6.3cm" svg:x2="16.8cm" svg:y2="7.75cm" draw:start-shape="id7" draw:start-glue-point="2" draw:end-shape="id13" draw:end-glue-point="0" svg:d="m14250 6300 2550 1450" svg:viewBox="0 0 2551 1451">
          <text:p/>
        </draw:connector>
        <draw:frame draw:style-name="gr2" xml:id="id14" draw:id="id14" draw:layer="layout" svg:width="2.8cm" svg:height="1.15cm" svg:x="12.2cm" svg:y="7.6cm">
          <draw:text-box>
            <text:p>?- <text:span text:style-name="T1">!</text:span>,f(o).</text:p>
          </draw:text-box>
        </draw:frame>
        <draw:connector draw:style-name="gr4" draw:text-style-name="P1" draw:layer="layout" draw:type="line" svg:x1="14.25cm" svg:y1="6.3cm" svg:x2="13.6cm" svg:y2="7.6cm" draw:start-shape="id7" draw:start-glue-point="2" draw:end-shape="id14" draw:end-glue-point="0" svg:d="m14250 6300-650 1300" svg:viewBox="0 0 651 1301">
          <text:p/>
        </draw:connector>
        <draw:frame draw:style-name="gr7" xml:id="id16" draw:id="id16" draw:layer="layout" svg:width="1.4cm" svg:height="0.963cm" svg:x="3.5cm" svg:y="11.4cm">
          <draw:text-box>
            <text:p>fail</text:p>
          </draw:text-box>
        </draw:frame>
        <draw:connector draw:style-name="gr4" draw:text-style-name="P1" draw:layer="layout" draw:type="line" svg:x1="4.25cm" svg:y1="10.763cm" svg:x2="4.2cm" svg:y2="11.4cm" draw:start-shape="id15" draw:start-glue-point="2" draw:end-shape="id16" draw:end-glue-point="0" svg:d="m4250 10763-50 637" svg:viewBox="0 0 51 638">
          <text:p/>
        </draw:connector>
        <draw:frame draw:style-name="gr7" xml:id="id18" draw:id="id18" draw:layer="layout" svg:width="1.4cm" svg:height="0.963cm" svg:x="12.9cm" svg:y="11.337cm">
          <draw:text-box>
            <text:p>fail</text:p>
          </draw:text-box>
        </draw:frame>
        <draw:connector draw:style-name="gr4" draw:text-style-name="P1" draw:layer="layout" draw:type="line" svg:x1="13.6cm" svg:y1="10.8cm" svg:x2="13.6cm" svg:y2="11.337cm" draw:start-shape="id17" draw:start-glue-point="2" draw:end-shape="id18" draw:end-glue-point="0" svg:d="m13600 10800v537" svg:viewBox="0 0 1 538">
          <text:p/>
        </draw:connector>
        <draw:frame draw:style-name="gr9" xml:id="id19" draw:id="id19" draw:layer="layout" svg:width="4.9cm" svg:height="3.099cm" svg:x="6.1cm" svg:y="9.8cm">
          <draw:text-box>
            <text:p>?- w,<text:span text:style-name="T1">!</text:span>,f(o),c.</text:p>
            <text:p/>
            <text:p>unendlicher Ast</text:p>
          </draw:text-box>
        </draw:frame>
        <draw:connector draw:style-name="gr10" draw:text-style-name="P1" draw:layer="layout" draw:type="line" svg:x1="8.2cm" svg:y1="8.7cm" svg:x2="8.55cm" svg:y2="9.8cm" draw:start-shape="id10" draw:start-glue-point="2" draw:end-shape="id19" draw:end-glue-point="0" svg:d="m8200 8700 350 1100" svg:viewBox="0 0 351 1101">
          <text:p/>
        </draw:connector>
        <draw:frame draw:style-name="gr2" xml:id="id20" draw:id="id20" draw:layer="layout" svg:width="4.9cm" svg:height="2.387cm" svg:x="15cm" svg:y="9.713cm">
          <draw:text-box>
            <text:p>?- w,<text:span text:style-name="T1">!</text:span>,f(o).</text:p>
            <text:p/>
            <text:p>unendlicher Ast</text:p>
          </draw:text-box>
        </draw:frame>
        <draw:connector draw:style-name="gr10" draw:text-style-name="P1" draw:layer="layout" draw:type="line" svg:x1="16.8cm" svg:y1="8.9cm" svg:x2="17.45cm" svg:y2="9.713cm" draw:start-shape="id13" draw:start-glue-point="2" draw:end-shape="id20" svg:d="m16800 8900 650 813" svg:viewBox="0 0 651 814">
          <text:p/>
        </draw:connector>
        <draw:custom-shape draw:style-name="gr11" draw:text-style-name="P1" draw:layer="layout" svg:width="4.6cm" svg:height="6.3cm" svg:x="6.2cm" svg:y="6.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4.8cm" svg:height="6.3cm" svg:x="15.1cm" svg:y="6.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6cm" svg:height="4.1cm" svg:x="10.2cm" svg:y="4.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3.3cm" svg:height="2.3cm" svg:x="15.5cm" svg:y="3.9cm">
          <text:p/>
          <draw:enhanced-geometry svg:viewBox="0 0 21600 21600" draw:type="rectangle" draw:enhanced-path="M 0 0 L 21600 0 21600 21600 0 21600 0 0 Z N"/>
        </draw:custom-shape>
        <draw:frame draw:style-name="gr13" draw:text-style-name="P2" draw:layer="layout" svg:width="5.1cm" svg:height="1.1cm" svg:x="22.5cm" svg:y="2.8cm">
          <draw:text-box>
            <text:p><text:span text:style-name="T3">Alternative zu t</text:span></text:p>
          </draw:text-box>
        </draw:frame>
        <draw:frame draw:style-name="gr13" draw:text-style-name="P3" draw:layer="layout" svg:width="5.2cm" svg:height="1.1cm" svg:x="22.5cm" svg:y="4.2cm">
          <draw:text-box>
            <text:p><text:span text:style-name="T4">Alternative zu a</text:span></text:p>
          </draw:text-box>
        </draw:frame>
        <draw:frame draw:style-name="gr7" xml:id="id15" draw:id="id15" draw:layer="layout" svg:width="3.3cm" svg:height="0.963cm" svg:x="2.6cm" svg:y="9.8cm">
          <draw:text-box>
            <text:p>?- f(o),c.</text:p>
          </draw:text-box>
        </draw:frame>
        <draw:connector draw:style-name="gr4" draw:text-style-name="P1" draw:layer="layout" draw:type="line" svg:x1="4.25cm" svg:y1="8.463cm" svg:x2="4.25cm" svg:y2="9.8cm" draw:start-shape="id11" draw:start-glue-point="2" draw:end-shape="id15" draw:end-glue-point="0" svg:d="m4250 8463v1337" svg:viewBox="0 0 1 1338">
          <text:p/>
        </draw:connector>
        <draw:frame draw:style-name="gr2" xml:id="id17" draw:id="id17" draw:layer="layout" svg:width="2.4cm" svg:height="1.15cm" svg:x="12.4cm" svg:y="9.65cm">
          <draw:text-box>
            <text:p>?- f(o).</text:p>
          </draw:text-box>
        </draw:frame>
        <draw:connector draw:style-name="gr4" draw:text-style-name="P1" draw:layer="layout" draw:type="line" svg:x1="13.6cm" svg:y1="8.75cm" svg:x2="13.6cm" svg:y2="9.65cm" draw:start-shape="id14" draw:start-glue-point="2" draw:end-shape="id17" draw:end-glue-point="0" svg:d="m13600 8750v900" svg:viewBox="0 0 1 9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hatch draw:name="Blau2_20_45_20_Grad" draw:display-name="Blau2 45 Grad" draw:style="single" draw:color="#3333ff" draw:distance="0.2cm" draw:rotation="450"/>
    <draw:hatch draw:name="Diagramm3_20_45_20_Grad" draw:display-name="Diagramm3 45 Grad" draw:style="single" draw:color="#ffd320" draw:distance="0.2cm" draw:rotation="450"/>
    <draw:marker draw:name="Arrow" svg:viewBox="0 0 20 30" svg:d="m10 0-10 30h20z"/>
    <draw:stroke-dash draw:name="Fine_20_Dotted" draw:display-name="Fine Dotted" draw:style="rect" draw:dots1="1" draw:distance="0.457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1-07T17:18:40.290000000</meta:creation-date>
    <dc:date>2013-11-08T13:52:51.283000000</dc:date>
    <meta:editing-duration>PT34M54S</meta:editing-duration>
    <meta:editing-cycles>10</meta:editing-cycles>
    <meta:generator>LibreOffice/4.1.2.3$Windows_x86 LibreOffice_project/40b2d7fde7e8d2d7bc5a449dc65df4d08a7dd38</meta:generator>
    <meta:document-statistic meta:object-count="45"/>
  </office:meta>
</office:document-meta>
</file>